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Tahoma" svg:font-family="Tahoma, Verdana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Preformatted_20_Text">
      <style:text-properties officeooo:rsid="00042ae2" officeooo:paragraph-rsid="00042ae2"/>
    </style:style>
    <style:style style:name="P2" style:family="paragraph" style:parent-style-name="Preformatted_20_Text">
      <style:text-properties officeooo:rsid="00061f9e" officeooo:paragraph-rsid="00078521"/>
    </style:style>
    <style:style style:name="P3" style:family="paragraph" style:parent-style-name="Preformatted_20_Text">
      <style:text-properties officeooo:rsid="00061f9e" officeooo:paragraph-rsid="00079a98"/>
    </style:style>
    <style:style style:name="P4" style:family="paragraph" style:parent-style-name="Preformatted_20_Text">
      <style:text-properties style:font-name="Liberation Mono" fo:font-size="10pt" officeooo:rsid="00061f9e" officeooo:paragraph-rsid="00078521" style:font-name-asian="Droid Sans Fallback1" style:font-size-asian="10pt" style:font-name-complex="Liberation Mono" style:font-size-complex="10pt"/>
    </style:style>
    <style:style style:name="P5" style:family="paragraph" style:parent-style-name="Preformatted_20_Text">
      <style:text-properties officeooo:rsid="0009ef1c" officeooo:paragraph-rsid="0009ef1c"/>
    </style:style>
    <style:style style:name="P6" style:family="paragraph" style:parent-style-name="Preformatted_20_Text">
      <style:text-properties officeooo:rsid="000da906" officeooo:paragraph-rsid="000da906"/>
    </style:style>
    <style:style style:name="P7" style:family="paragraph" style:parent-style-name="Preformatted_20_Text">
      <style:text-properties fo:font-variant="normal" fo:text-transform="none" fo:color="#000000" style:font-name="Courier" fo:letter-spacing="normal" fo:font-style="normal" fo:font-weight="normal" officeooo:rsid="000da906" officeooo:paragraph-rsid="000da906"/>
    </style:style>
    <style:style style:name="P8" style:family="paragraph" style:parent-style-name="Preformatted_20_Text">
      <style:text-properties officeooo:rsid="000f79ef" officeooo:paragraph-rsid="000f79ef"/>
    </style:style>
    <style:style style:name="P9" style:family="paragraph" style:parent-style-name="Table_20_Contents">
      <style:text-properties style:font-name="Liberation Mono" fo:font-size="10pt" officeooo:rsid="00042ae2" officeooo:paragraph-rsid="00042ae2" style:font-name-asian="Droid Sans Fallback1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0baa70" officeooo:paragraph-rsid="000baa70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19ae7" officeooo:paragraph-rsid="00119ae7" style:font-name-asian="Droid Sans Fallback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paragraph-rsid="000fe56a"/>
    </style:style>
    <style:style style:name="P13" style:family="paragraph" style:parent-style-name="Preformatted_20_Text">
      <style:text-properties officeooo:rsid="000f79ef" officeooo:paragraph-rsid="000f79ef"/>
    </style:style>
    <style:style style:name="P14" style:family="paragraph" style:parent-style-name="Preformatted_20_Text">
      <style:text-properties officeooo:rsid="00146761" officeooo:paragraph-rsid="00146761"/>
    </style:style>
    <style:style style:name="T1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 fo:padding="0cm" fo:border="none"/>
    </style:style>
    <style:style style:name="T2" style:family="text">
      <style:text-properties fo:font-variant="normal" fo:text-transform="none" fo:color="#222222" style:font-name="Consolas" fo:font-size="9.75pt" fo:letter-spacing="normal" fo:font-style="normal" fo:font-weight="normal" officeooo:rsid="00078521" fo:background-color="#eeeeee" loext:char-shading-value="0" fo:padding="0cm" fo:border="none"/>
    </style:style>
    <style:style style:name="T3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Tahoma" fo:font-size="9.75pt" fo:letter-spacing="normal" fo:font-style="normal" fo:font-weight="normal" officeooo:rsid="000fe56a"/>
    </style:style>
    <style:style style:name="T5" style:family="text">
      <style:text-properties officeooo:rsid="00079a98"/>
    </style:style>
    <style:style style:name="T6" style:family="text">
      <style:text-properties officeooo:rsid="000fe56a" style:font-name-asian="Droid Sans Fallback1" style:font-size-asian="10pt" style:font-name-complex="Liberation Mono" style:font-size-complex="10pt"/>
    </style:style>
    <style:style style:name="T7" style:family="text">
      <style:text-properties officeooo:rsid="0009e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require(reshape2)</text:p>
            <text:p text:style-name="P9">aa = matrix(0, 5, 2)</text:p>
            <text:p text:style-name="P9">aa = as.data.frame(aa)</text:p>
            <text:p text:style-name="P9">aa$V1 = c(1, 1, 2, 3, 3)</text:p>
            <text:p text:style-name="P9">aa$V2 = c('a','b','c','d','e')</text:p>
            <text:p text:style-name="P9">aa</text:p>
            <text:p text:style-name="P9"/>
            <text:p text:style-name="P9">jie = dcast(aa,V1 ~ V2,value.var = 'V2')</text:p>
            <text:p text:style-name="P9">jie</text:p>
          </table:table-cell>
        </table:table-row>
      </table:table>
      <text:p text:style-name="P1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Write way to concert dataframe to numeric matrix </text:p>
            <text:p text:style-name="P2">tmp1 = as.matrix(sapply(tmp, as.numeric)) <text:s/># tmp is a data frame </text:p>
            <text:p text:style-name="P2"/>
            <text:p text:style-name="P2"><text:span text:style-name="Source_20_Text"><text:span text:style-name="T1">data.matrix(</text:span></text:span><text:span text:style-name="Source_20_Text"><text:span text:style-name="T2">tmp</text:span></text:span><text:span text:style-name="Source_20_Text"><text:span text:style-name="T1">)</text:span></text:span></text:p>
            <text:p text:style-name="P4"/>
          </table:table-cell>
        </table:table-row>
      </table:table>
      <text:p text:style-name="P1"/>
      <text:p text:style-name="P3"><text:s/><text:span text:style-name="T5">substr(x = 'abcd123', start = 1, stop = 1) # a </text:span></text:p>
      <text:p text:style-name="P3"/>
      <text:p text:style-name="Preformatted_20_Text"><text:span text:style-name="T7">connect two strings(</text:span>character<text:span text:style-name="T7"> together): paste </text:span></text:p>
      <text:p text:style-name="P5">paste('0', as.character(10))</text:p>
      <text:p text:style-name="P5"/>
      <text:p text:style-name="P5">in python: user + directly </text:p>
      <text:p text:style-name="P5"/>
      <text:p text:style-name="P5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0">#### hurst exponent: assessing the roughness of time series </text:p>
            <text:p text:style-name="P10">require(sos)</text:p>
            <text:p text:style-name="P10">findFn('hurst exponent')</text:p>
            <text:p text:style-name="P12"><text:span text:style-name="T6">require(</text:span><text:span text:style-name="T3">pracma</text:span><text:span text:style-name="T4">)</text:span></text:p>
          </table:table-cell>
        </table:table-row>
      </table:table>
      <text:p text:style-name="P5"/>
      <text:p text:style-name="P6">Plot multiple figs in one </text:p>
      <text:p text:style-name="P7">par( mfrow = c( 2, 3 ) )</text:p>
      <text:p text:style-name="P6"/>
      <text:p text:style-name="P8">replace NaN in rlt with -1 </text:p>
      <text:p text:style-name="P8"><text:s text:c="2"/>mask &lt;- apply(rlt, 2, is.nan)</text:p>
      <text:p text:style-name="P8"><text:s text:c="2"/>rlt2 &lt;- rlt</text:p>
      <text:p text:style-name="P8"><text:s text:c="2"/>rlt2[mask] &lt;- -1</text:p>
      <text:p text:style-name="P8"><text:s text:c="2"/>rlt = rlt2</text:p>
      <text:p text:style-name="P8"><text:s text:c="2"/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Correct decast </text:p>
            <text:p text:style-name="P11">d1$value = as.numeric(as.character(d1$value[1:dim(d1)[1]]))</text:p>
            <text:p text:style-name="P11"/>
            <text:p text:style-name="P11">head(d1)</text:p>
            <text:p text:style-name="P11"/>
            <text:p text:style-name="P11">dc = dcast(d1, loanid ~ factorname, value.var = 'value', fun.aggregate = max) <text:s/></text:p>
            <text:p text:style-name="P11"/>
          </table:table-cell>
        </table:table-row>
      </table:table>
      <text:p text:style-name="P8"/>
      <text:p text:style-name="P14">Replace</text:p>
      <text:p text:style-name="P14">``` R </text:p>
      <text:p text:style-name="P14">regcast = replace(regcast, regcast==-Inf, 0)</text:p>
      <text:p text:style-name="P14">`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Tahoma" svg:font-family="Tahoma, Verdana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4:18:33.830897203</dc:date>
    <meta:generator>LibreOffice/4.2.8.2$Linux_X86_64 LibreOffice_project/420m0$Build-2</meta:generator>
    <meta:editing-duration>PT20S</meta:editing-duration>
    <meta:editing-cycles>13</meta:editing-cycles>
    <meta:document-statistic meta:table-count="4" meta:image-count="0" meta:object-count="0" meta:page-count="1" meta:paragraph-count="35" meta:word-count="143" meta:character-count="923" meta:non-whitespace-character-count="790"/>
  </office:meta>
</office:document-meta>
</file>